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ckInfo.AbstractLockInfo( LockToken lockToken , boolean sessionScoped , boolean deep , String lock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ockInfo.getLockToken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ockInf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setLive( boolean 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setLockHolder( SessionImpl lock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may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getLock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Info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